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ListParagraph" style:list-style-name="LFO3" style:family="paragraph">
      <style:text-properties fo:font-weight="bold" style:font-weight-asian="bold" style:font-weight-complex="bold"/>
    </style:style>
    <style:style style:name="P20" style:parent-style-name="ListParagraph" style:list-style-name="LFO3" style:family="paragraph">
      <style:text-properties fo:font-weight="bold" style:font-weight-asian="bold" style:font-weight-complex="bold"/>
    </style:style>
    <style:style style:name="P21" style:parent-style-name="ListParagraph" style:list-style-name="LFO3" style:family="paragraph">
      <style:text-properties fo:font-weight="bold" style:font-weight-asian="bold" style:font-weight-complex="bold"/>
    </style:style>
    <style:style style:name="P22" style:parent-style-name="ListParagraph" style:list-style-name="LFO3" style:family="paragraph">
      <style:text-properties fo:font-weight="bold" style:font-weight-asian="bold" style:font-weight-complex="bold"/>
    </style:style>
    <style:style style:name="P23" style:parent-style-name="ListParagraph" style:list-style-name="LFO3" style:family="paragraph">
      <style:text-properties fo:font-weight="bold" style:font-weight-asian="bold" style:font-weight-complex="bold"/>
    </style:style>
    <style:style style:name="P24" style:parent-style-name="ListParagraph" style:list-style-name="LFO3" style:family="paragraph">
      <style:text-properties fo:font-weight="bold" style:font-weight-asian="bold" style:font-weight-complex="bold"/>
    </style:style>
    <style:style style:name="P25" style:parent-style-name="ListParagraph" style:list-style-name="LFO3" style:family="paragraph">
      <style:text-properties fo:font-weight="bold" style:font-weight-asian="bold" style:font-weight-complex="bold"/>
    </style:style>
    <style:style style:name="P26" style:parent-style-name="ListParagraph" style:list-style-name="LFO3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Database:<text:s/><text:span text:style-name="T3">Advanced Level Project</text:span>: Student Course Enrolment System</text:p>
      <text:p text:style-name="Normal"><text:span text:style-name="T4">Objective</text:span>: Create a student course enrolment system to manage students, courses, and enrolments.</text:p>
      <text:p text:style-name="Normal"/>
      <text:p text:style-name="Normal"><text:span text:style-name="T5">Requirements</text:span>:</text:p>
      <text:p text:style-name="Normal"><text:span text:style-name="T6">Database Name</text:span>: SchoolDB</text:p>
      <text:p text:style-name="Normal"><text:span text:style-name="T7">Tables</text:span>:</text:p>
      <text:p text:style-name="Normal"><text:span text:style-name="T8">Students</text:span>: student_id (Primary Key), first_name, last_name, date_of_birth, email</text:p>
      <text:p text:style-name="Normal"/>
      <text:p text:style-name="Normal"><text:span text:style-name="T9">Courses</text:span>: course_id (Primary Key), course_name, description, credits<text:s/></text:p>
      <text:p text:style-name="Normal"/>
      <text:p text:style-name="Normal"><text:span text:style-name="T10">Enrolments</text:span>: enrollment_id (Primary Key), student_id (Foreign Key referencing , Students.student_id), course_id (Foreign Key referencing Courses.course_id), enrolment_date, grade</text:p>
      <text:p text:style-name="Normal"><text:span text:style-name="T11">Operations</text:span>:</text:p>
      <text:p text:style-name="Normal"><text:span text:style-name="T12">Insert</text:span><text:s/>sample data into each table.</text:p>
      <text:p text:style-name="Normal"><text:span text:style-name="T13">Create</text:span><text:s/>queries to list all students, all courses, and all enrolments.</text:p>
      <text:p text:style-name="Normal"><text:span text:style-name="T14">Update</text:span><text:s/>a student's grade for a course.</text:p>
      <text:p text:style-name="Normal"><text:span text:style-name="T15">Create</text:span><text:s/>views to show students' courses and their grades.</text:p>
      <text:p text:style-name="Normal"><text:span text:style-name="T16">Use</text:span><text:s/>stored procedures to enrol a student in a course and handle all related updates.</text:p>
      <text:p text:style-name="Normal"><text:span text:style-name="T17">Implement</text:span><text:s/>the CASE statement to categorise students based on their grades.</text:p>
      <text:p text:style-name="Normal">made.</text:p>
      <text:p text:style-name="Normal"><text:span text:style-name="T18">Learning Outcomes</text:span>:</text:p>
      <text:list text:style-name="LFO3" text:continue-numbering="true">
        <text:list-item>
          <text:p text:style-name="P19">Utilising advanced SQL features like views,<text:s/>and<text:s/>stored procedures.</text:p>
        </text:list-item>
        <text:list-item>
          <text:p text:style-name="P20">Applying CASE expressions for conditional logic.</text:p>
        </text:list-item>
        <text:list-item>
          <text:p text:style-name="P21">Comprehensive understanding of database management and complex relationships.</text:p>
        </text:list-item>
        <text:list-item>
          <text:p text:style-name="P22">Instructions for All Levels:</text:p>
        </text:list-item>
        <text:list-item>
          <text:p text:style-name="P23">Setup: Create the specified database and tables in MySQL Workbench.</text:p>
        </text:list-item>
        <text:list-item>
          <text:p text:style-name="P24">Data Insertion: Insert sample data for testing.</text:p>
        </text:list-item>
        <text:list-item>
          <text:p text:style-name="P25">Queries: Write and execute the specified SQL queries.</text:p>
        </text:list-item>
        <text:list-item>
          <text:p text:style-name="P26">Documentation: Document each step and the SQL code used.</text:p>
        </text:list-item>
      </text:list>
      <text:p text:style-name="Normal">Presentation: Prepare a document to briefly explain the database structure, the relationships between tables, and the queries performed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/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2">Project Brief<text:s/>3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dul Malik Jalloh</meta:initial-creator>
    <dc:creator>Abdul Malik Jalloh</dc:creator>
    <meta:creation-date>2024-07-16T15:52:00Z</meta:creation-date>
    <dc:date>2024-07-16T15:56:00Z</dc:date>
    <meta:template xlink:href="Normal" xlink:type="simple"/>
    <meta:editing-cycles>4</meta:editing-cycles>
    <meta:editing-duration>PT300S</meta:editing-duration>
    <meta:document-statistic meta:page-count="1" meta:paragraph-count="3" meta:word-count="227" meta:character-count="1523" meta:row-count="10" meta:non-whitespace-character-count="1299"/>
  </office:meta>
</office:document-meta>
</file>